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9717in" svg:y="4.626in">
            <draw:object draw:notify-on-update-of-ranges="Sheet1.R2:Sheet1.R6 Sheet1.S1:Sheet1.S1 Sheet1.S2:Sheet1.S6 Sheet1.R2:Sheet1.R6 Sheet1.T1:Sheet1.T1 Sheet1.T2:Sheet1.T6 Sheet1.R2:Sheet1.R6 Sheet1.U1:Sheet1.U1 Sheet1.U2:Sheet1.U6 Sheet1.R2:Sheet1.R6 Sheet1.V1:Sheet1.V1 Sheet1.V2:Sheet1.V6 Sheet1.R2:Sheet1.R6 Sheet1.W1:Sheet1.W1 Sheet1.W2:Sheet1.W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18"/>
          <table:table-cell office:value-type="string" calcext:value-type="string">
            <text:p>600x450</text:p>
          </table:table-cell>
          <table:table-cell office:value-type="string" calcext:value-type="string">
            <text:p>1000x666</text:p>
          </table:table-cell>
          <table:table-cell office:value-type="string" calcext:value-type="string">
            <text:p>1280x960</text:p>
          </table:table-cell>
          <table:table-cell office:value-type="string" calcext:value-type="string">
            <text:p>2000x1333</text:p>
          </table:table-cell>
          <table:table-cell office:value-type="string" calcext:value-type="string">
            <text:p>3000x1900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orig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ile/MB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1" calcext:value-type="float">
            <text:p>1</text:p>
          </table:table-cell>
          <table:table-cell office:value-type="float" office:value="0.942352941176471" calcext:value-type="float">
            <text:p>0.942352941176471</text:p>
          </table:table-cell>
          <table:table-cell/>
          <table:table-cell office:value-type="float" office:value="0.934936979474064" calcext:value-type="float">
            <text:p>0.9349369794740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408" calcext:value-type="float">
            <text:p>408</text:p>
          </table:table-cell>
          <table:table-cell office:value-type="float" office:value="374" calcext:value-type="float">
            <text:p>374</text:p>
          </table:table-cell>
          <table:table-cell office:value-type="float" office:value="564" calcext:value-type="float">
            <text:p>564</text:p>
          </table:table-cell>
          <table:table-cell office:value-type="float" office:value="886" calcext:value-type="float">
            <text:p>886</text:p>
          </table:table-cell>
          <table:table-cell office:value-type="float" office:value="1273" calcext:value-type="float">
            <text:p>1273</text:p>
          </table:table-cell>
          <table:table-cell table:formula="of:=[.B3]*1000/[.C3]" office:value-type="float" office:value="2.41545893719807" calcext:value-type="float">
            <text:p>2.41545893719807</text:p>
          </table:table-cell>
          <table:table-cell table:formula="of:=[.D3]/[.$C3]" office:value-type="float" office:value="0.985507246376812" calcext:value-type="float">
            <text:p>0.985507246376812</text:p>
          </table:table-cell>
          <table:table-cell table:formula="of:=[.E3]/[.$C3]" office:value-type="float" office:value="0.903381642512077" calcext:value-type="float">
            <text:p>0.903381642512077</text:p>
          </table:table-cell>
          <table:table-cell table:formula="of:=[.F3]/[.$C3]" office:value-type="float" office:value="1.36231884057971" calcext:value-type="float">
            <text:p>1.36231884057971</text:p>
          </table:table-cell>
          <table:table-cell table:formula="of:=[.G3]/[.$C3]" office:value-type="float" office:value="2.14009661835749" calcext:value-type="float">
            <text:p>2.14009661835749</text:p>
          </table:table-cell>
          <table:table-cell table:formula="of:=[.H3]/[.$C3]" office:value-type="float" office:value="3.07487922705314" calcext:value-type="float">
            <text:p>3.07487922705314</text:p>
          </table:table-cell>
          <table:table-cell table:formula="of:=[.E3]/[.H3]*100" office:value-type="float" office:value="29.3794186959937" calcext:value-type="float">
            <text:p>29.3794186959937</text:p>
          </table:table-cell>
          <table:table-cell table:formula="of:=[.G3]/[.H3]*100" office:value-type="float" office:value="69.5993715632365" calcext:value-type="float">
            <text:p>69.599371563236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1764705882353" calcext:value-type="float">
            <text:p>0.861764705882353</text:p>
          </table:table-cell>
          <table:table-cell office:value-type="float" office:value="0.925149700598802" calcext:value-type="float">
            <text:p>0.925149700598802</text:p>
          </table:table-cell>
          <table:table-cell office:value-type="float" office:value="0.690588235294118" calcext:value-type="float">
            <text:p>0.690588235294118</text:p>
          </table:table-cell>
          <table:table-cell/>
          <table:table-cell office:value-type="float" office:value="0.81013283577772" calcext:value-type="float">
            <text:p>0.81013283577772</text:p>
          </table:table-cell>
        </table:table-row>
        <table:table-row table:style-name="ro1">
          <table:table-cell office:value-type="string" calcext:value-type="string">
            <text:p>artek</text:p>
          </table:table-cell>
          <table:table-cell office:value-type="float" office:value="0.76" calcext:value-type="float">
            <text:p>0.76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198" calcext:value-type="float">
            <text:p>198</text:p>
          </table:table-cell>
          <table:table-cell office:value-type="float" office:value="302" calcext:value-type="float">
            <text:p>302</text:p>
          </table:table-cell>
          <table:table-cell office:value-type="float" office:value="480" calcext:value-type="float">
            <text:p>480</text:p>
          </table:table-cell>
          <table:table-cell office:value-type="float" office:value="783" calcext:value-type="float">
            <text:p>783</text:p>
          </table:table-cell>
          <table:table-cell table:formula="of:=[.B4]*1000/[.C4]" office:value-type="float" office:value="3.16666666666667" calcext:value-type="float">
            <text:p>3.16666666666667</text:p>
          </table:table-cell>
          <table:table-cell table:formula="of:=[.D4]/[.$C4]" office:value-type="float" office:value="0.941666666666667" calcext:value-type="float">
            <text:p>0.941666666666667</text:p>
          </table:table-cell>
          <table:table-cell table:formula="of:=[.E4]/[.$C4]" office:value-type="float" office:value="0.825" calcext:value-type="float">
            <text:p>0.825</text:p>
          </table:table-cell>
          <table:table-cell table:formula="of:=[.F4]/[.$C4]" office:value-type="float" office:value="1.25833333333333" calcext:value-type="float">
            <text:p>1.25833333333333</text:p>
          </table:table-cell>
          <table:table-cell table:formula="of:=[.G4]/[.$C4]" office:value-type="float" office:value="2" calcext:value-type="float">
            <text:p>2</text:p>
          </table:table-cell>
          <table:table-cell table:formula="of:=[.H4]/[.$C4]" office:value-type="float" office:value="3.2625" calcext:value-type="float">
            <text:p>3.2625</text:p>
          </table:table-cell>
          <table:table-cell table:formula="of:=[.E4]/[.H4]*100" office:value-type="float" office:value="25.2873563218391" calcext:value-type="float">
            <text:p>25.2873563218391</text:p>
          </table:table-cell>
          <table:table-cell table:formula="of:=[.G4]/[.H4]*100" office:value-type="float" office:value="61.3026819923372" calcext:value-type="float">
            <text:p>61.302681992337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40322580645161" calcext:value-type="float">
            <text:p>1.40322580645161</text:p>
          </table:table-cell>
          <table:table-cell office:value-type="float" office:value="1.25833333333333" calcext:value-type="float">
            <text:p>1.25833333333333</text:p>
          </table:table-cell>
          <table:table-cell office:value-type="float" office:value="1.22647058823529" calcext:value-type="float">
            <text:p>1.22647058823529</text:p>
          </table:table-cell>
          <table:table-cell office:value-type="float" office:value="1.36526946107784" calcext:value-type="float">
            <text:p>1.36526946107784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1.28973040874772" calcext:value-type="float">
            <text:p>1.28973040874772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5.9" calcext:value-type="float">
            <text:p>5.9</text:p>
          </table:table-cell>
          <table:table-cell office:value-type="float" office:value="850" calcext:value-type="float">
            <text:p>850</text:p>
          </table:table-cell>
          <table:table-cell office:value-type="float" office:value="801" calcext:value-type="float">
            <text:p>801</text:p>
          </table:table-cell>
          <table:table-cell office:value-type="float" office:value="587" calcext:value-type="float">
            <text:p>587</text:p>
          </table:table-cell>
          <table:table-cell office:value-type="float" office:value="1173" calcext:value-type="float">
            <text:p>1173</text:p>
          </table:table-cell>
          <table:table-cell office:value-type="float" office:value="2284" calcext:value-type="float">
            <text:p>2284</text:p>
          </table:table-cell>
          <table:table-cell office:value-type="float" office:value="6745" calcext:value-type="float">
            <text:p>6745</text:p>
          </table:table-cell>
          <table:table-cell table:formula="of:=[.B5]*1000/[.C5]" office:value-type="float" office:value="6.94117647058824" calcext:value-type="float">
            <text:p>6.94117647058824</text:p>
          </table:table-cell>
          <table:table-cell table:formula="of:=[.D5]/[.$C5]" office:value-type="float" office:value="0.942352941176471" calcext:value-type="float">
            <text:p>0.942352941176471</text:p>
          </table:table-cell>
          <table:table-cell table:formula="of:=[.E5]/[.$C5]" office:value-type="float" office:value="0.690588235294118" calcext:value-type="float">
            <text:p>0.690588235294118</text:p>
          </table:table-cell>
          <table:table-cell table:formula="of:=[.F5]/[.$C5]" office:value-type="float" office:value="1.38" calcext:value-type="float">
            <text:p>1.38</text:p>
          </table:table-cell>
          <table:table-cell table:formula="of:=[.G5]/[.$C5]" office:value-type="float" office:value="2.68705882352941" calcext:value-type="float">
            <text:p>2.68705882352941</text:p>
          </table:table-cell>
          <table:table-cell table:formula="of:=[.H5]/[.$C5]" office:value-type="float" office:value="7.93529411764706" calcext:value-type="float">
            <text:p>7.93529411764706</text:p>
          </table:table-cell>
          <table:table-cell table:formula="of:=[.E5]/[.H5]*100" office:value-type="float" office:value="8.70274277242402" calcext:value-type="float">
            <text:p>8.70274277242402</text:p>
          </table:table-cell>
          <table:table-cell table:formula="of:=[.G5]/[.H5]*100" office:value-type="float" office:value="33.8621200889548" calcext:value-type="float">
            <text:p>33.86212008895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.83870967741935" calcext:value-type="float">
            <text:p>2.83870967741935</text:p>
          </table:table-cell>
          <table:table-cell office:value-type="float" office:value="2" calcext:value-type="float">
            <text:p>2</text:p>
          </table:table-cell>
          <table:table-cell office:value-type="float" office:value="2.08823529411765" calcext:value-type="float">
            <text:p>2.08823529411765</text:p>
          </table:table-cell>
          <table:table-cell office:value-type="float" office:value="2.38323353293413" calcext:value-type="float">
            <text:p>2.38323353293413</text:p>
          </table:table-cell>
          <table:table-cell office:value-type="float" office:value="2.68705882352941" calcext:value-type="float">
            <text:p>2.68705882352941</text:p>
          </table:table-cell>
          <table:table-cell/>
          <table:table-cell office:value-type="float" office:value="2.2018325378229" calcext:value-type="float">
            <text:p>2.2018325378229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09" calcext:value-type="float">
            <text:p>309</text:p>
          </table:table-cell>
          <table:table-cell office:value-type="float" office:value="456" calcext:value-type="float">
            <text:p>456</text:p>
          </table:table-cell>
          <table:table-cell office:value-type="float" office:value="796" calcext:value-type="float">
            <text:p>796</text:p>
          </table:table-cell>
          <table:table-cell office:value-type="float" office:value="2593" calcext:value-type="float">
            <text:p>2593</text:p>
          </table:table-cell>
          <table:table-cell table:formula="of:=[.B6]*1000/[.C6]" office:value-type="float" office:value="10.9880239520958" calcext:value-type="float">
            <text:p>10.9880239520958</text:p>
          </table:table-cell>
          <table:table-cell table:formula="of:=[.D6]/[.$C6]" office:value-type="float" office:value="1" calcext:value-type="float">
            <text:p>1</text:p>
          </table:table-cell>
          <table:table-cell table:formula="of:=[.E6]/[.$C6]" office:value-type="float" office:value="0.925149700598802" calcext:value-type="float">
            <text:p>0.925149700598802</text:p>
          </table:table-cell>
          <table:table-cell table:formula="of:=[.F6]/[.$C6]" office:value-type="float" office:value="1.36526946107784" calcext:value-type="float">
            <text:p>1.36526946107784</text:p>
          </table:table-cell>
          <table:table-cell table:formula="of:=[.G6]/[.$C6]" office:value-type="float" office:value="2.38323353293413" calcext:value-type="float">
            <text:p>2.38323353293413</text:p>
          </table:table-cell>
          <table:table-cell table:formula="of:=[.H6]/[.$C6]" office:value-type="float" office:value="7.76347305389222" calcext:value-type="float">
            <text:p>7.76347305389222</text:p>
          </table:table-cell>
          <table:table-cell table:formula="of:=[.E6]/[.H6]*100" office:value-type="float" office:value="11.9166988044736" calcext:value-type="float">
            <text:p>11.9166988044736</text:p>
          </table:table-cell>
          <table:table-cell table:formula="of:=[.G6]/[.H6]*100" office:value-type="float" office:value="30.6980331662167" calcext:value-type="float">
            <text:p>30.698033166216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.25806451612903" calcext:value-type="float">
            <text:p>7.25806451612903</text:p>
          </table:table-cell>
          <table:table-cell office:value-type="float" office:value="3.2625" calcext:value-type="float">
            <text:p>3.2625</text:p>
          </table:table-cell>
          <table:table-cell office:value-type="float" office:value="6.43235294117647" calcext:value-type="float">
            <text:p>6.43235294117647</text:p>
          </table:table-cell>
          <table:table-cell office:value-type="float" office:value="7.76347305389222" calcext:value-type="float">
            <text:p>7.76347305389222</text:p>
          </table:table-cell>
          <table:table-cell office:value-type="float" office:value="7.93529411764706" calcext:value-type="float">
            <text:p>7.93529411764706</text:p>
          </table:table-cell>
          <table:table-cell/>
          <table:table-cell office:value-type="float" office:value="5.21146307023634" calcext:value-type="float">
            <text:p>5.21146307023634</text:p>
          </table:table-cell>
        </table:table-row>
        <table:table-row table:style-name="ro1">
          <table:table-cell office:value-type="string" calcext:value-type="string">
            <text:p>Eb2-200</text:p>
          </table:table-cell>
          <table:table-cell office:value-type="float" office:value="1.2" calcext:value-type="float">
            <text:p>1.2</text:p>
          </table:table-cell>
          <table:table-cell office:value-type="float" office:value="260" calcext:value-type="float">
            <text:p>260</text:p>
          </table:table-cell>
          <table:table-cell office:value-type="float" office:value="246" calcext:value-type="float">
            <text:p>246</text:p>
          </table:table-cell>
          <table:table-cell office:value-type="float" office:value="227" calcext:value-type="float">
            <text:p>227</text:p>
          </table:table-cell>
          <table:table-cell office:value-type="float" office:value="326" calcext:value-type="float">
            <text:p>326</text:p>
          </table:table-cell>
          <table:table-cell office:value-type="float" office:value="543" calcext:value-type="float">
            <text:p>543</text:p>
          </table:table-cell>
          <table:table-cell office:value-type="float" office:value="1866" calcext:value-type="float">
            <text:p>1866</text:p>
          </table:table-cell>
          <table:table-cell table:formula="of:=[.B7]*1000/[.C7]" office:value-type="float" office:value="4.61538461538462" calcext:value-type="float">
            <text:p>4.61538461538462</text:p>
          </table:table-cell>
          <table:table-cell table:formula="of:=[.D7]/[.$C7]" office:value-type="float" office:value="0.946153846153846" calcext:value-type="float">
            <text:p>0.946153846153846</text:p>
          </table:table-cell>
          <table:table-cell table:formula="of:=[.E7]/[.$C7]" office:value-type="float" office:value="0.873076923076923" calcext:value-type="float">
            <text:p>0.873076923076923</text:p>
          </table:table-cell>
          <table:table-cell table:formula="of:=[.F7]/[.$C7]" office:value-type="float" office:value="1.25384615384615" calcext:value-type="float">
            <text:p>1.25384615384615</text:p>
          </table:table-cell>
          <table:table-cell table:formula="of:=[.G7]/[.$C7]" office:value-type="float" office:value="2.08846153846154" calcext:value-type="float">
            <text:p>2.08846153846154</text:p>
          </table:table-cell>
          <table:table-cell table:formula="of:=[.H7]/[.$C7]" office:value-type="float" office:value="7.17692307692308" calcext:value-type="float">
            <text:p>7.17692307692308</text:p>
          </table:table-cell>
          <table:table-cell table:formula="of:=[.E7]/[.H7]*100" office:value-type="float" office:value="12.1650589496249" calcext:value-type="float">
            <text:p>12.1650589496249</text:p>
          </table:table-cell>
          <table:table-cell table:formula="of:=[.G7]/[.H7]*100" office:value-type="float" office:value="29.0996784565916" calcext:value-type="float">
            <text:p>29.0996784565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b2-016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318" calcext:value-type="float">
            <text:p>318</text:p>
          </table:table-cell>
          <table:table-cell office:value-type="float" office:value="293" calcext:value-type="float">
            <text:p>293</text:p>
          </table:table-cell>
          <table:table-cell office:value-type="float" office:value="417" calcext:value-type="float">
            <text:p>417</text:p>
          </table:table-cell>
          <table:table-cell office:value-type="float" office:value="710" calcext:value-type="float">
            <text:p>710</text:p>
          </table:table-cell>
          <table:table-cell office:value-type="float" office:value="2187" calcext:value-type="float">
            <text:p>2187</text:p>
          </table:table-cell>
          <table:table-cell table:formula="of:=[.B8]*1000/[.C8]" office:value-type="float" office:value="3.52941176470588" calcext:value-type="float">
            <text:p>3.52941176470588</text:p>
          </table:table-cell>
          <table:table-cell table:formula="of:=[.D8]/[.$C8]" office:value-type="float" office:value="0.935294117647059" calcext:value-type="float">
            <text:p>0.935294117647059</text:p>
          </table:table-cell>
          <table:table-cell table:formula="of:=[.E8]/[.$C8]" office:value-type="float" office:value="0.861764705882353" calcext:value-type="float">
            <text:p>0.861764705882353</text:p>
          </table:table-cell>
          <table:table-cell table:formula="of:=[.F8]/[.$C8]" office:value-type="float" office:value="1.22647058823529" calcext:value-type="float">
            <text:p>1.22647058823529</text:p>
          </table:table-cell>
          <table:table-cell table:formula="of:=[.G8]/[.$C8]" office:value-type="float" office:value="2.08823529411765" calcext:value-type="float">
            <text:p>2.08823529411765</text:p>
          </table:table-cell>
          <table:table-cell table:formula="of:=[.H8]/[.$C8]" office:value-type="float" office:value="6.43235294117647" calcext:value-type="float">
            <text:p>6.43235294117647</text:p>
          </table:table-cell>
          <table:table-cell table:formula="of:=[.E8]/[.H8]*100" office:value-type="float" office:value="13.3973479652492" calcext:value-type="float">
            <text:p>13.3973479652492</text:p>
          </table:table-cell>
          <table:table-cell table:formula="of:=[.G8]/[.H8]*100" office:value-type="float" office:value="32.4645633287609" calcext:value-type="float">
            <text:p>32.46456332876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_SAM </text:p>
          </table:table-cell>
          <table:table-cell office:value-type="float" office:value="0.24" calcext:value-type="float">
            <text:p>0.24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227" calcext:value-type="float">
            <text:p>227</text:p>
          </table:table-cell>
          <table:table-cell table:formula="of:=[.B9]*1000/[.C9]" office:value-type="float" office:value="5.85365853658537" calcext:value-type="float">
            <text:p>5.85365853658537</text:p>
          </table:table-cell>
          <table:table-cell table:formula="of:=[.D9]/[.$C9]" office:value-type="float" office:value="1.41463414634146" calcext:value-type="float">
            <text:p>1.41463414634146</text:p>
          </table:table-cell>
          <table:table-cell table:formula="of:=[.E9]/[.$C9]" office:value-type="float" office:value="1.34146341463415" calcext:value-type="float">
            <text:p>1.34146341463415</text:p>
          </table:table-cell>
          <table:table-cell table:formula="of:=[.F9]/[.$C9]" office:value-type="float" office:value="1.85365853658537" calcext:value-type="float">
            <text:p>1.85365853658537</text:p>
          </table:table-cell>
          <table:table-cell table:formula="of:=[.G9]/[.$C9]" office:value-type="float" office:value="2.48780487804878" calcext:value-type="float">
            <text:p>2.48780487804878</text:p>
          </table:table-cell>
          <table:table-cell table:formula="of:=[.H9]/[.$C9]" office:value-type="float" office:value="5.53658536585366" calcext:value-type="float">
            <text:p>5.53658536585366</text:p>
          </table:table-cell>
          <table:table-cell table:formula="of:=[.E9]/[.H9]*100" office:value-type="float" office:value="24.2290748898678" calcext:value-type="float">
            <text:p>24.2290748898678</text:p>
          </table:table-cell>
          <table:table-cell table:formula="of:=[.G9]/[.H9]*100" office:value-type="float" office:value="44.9339207048458" calcext:value-type="float">
            <text:p>44.9339207048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dr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176" calcext:value-type="float">
            <text:p>176</text:p>
          </table:table-cell>
          <table:table-cell office:value-type="float" office:value="450" calcext:value-type="float">
            <text:p>450</text:p>
          </table:table-cell>
          <table:table-cell table:formula="of:=[.B10]*1000/[.C10]" office:value-type="float" office:value="4.35483870967742" calcext:value-type="float">
            <text:p>4.35483870967742</text:p>
          </table:table-cell>
          <table:table-cell table:formula="of:=[.D10]/[.$C10]" office:value-type="float" office:value="1" calcext:value-type="float">
            <text:p>1</text:p>
          </table:table-cell>
          <table:table-cell table:formula="of:=[.E10]/[.$C10]" office:value-type="float" office:value="0.838709677419355" calcext:value-type="float">
            <text:p>0.838709677419355</text:p>
          </table:table-cell>
          <table:table-cell table:formula="of:=[.F10]/[.$C10]" office:value-type="float" office:value="1.40322580645161" calcext:value-type="float">
            <text:p>1.40322580645161</text:p>
          </table:table-cell>
          <table:table-cell table:formula="of:=[.G10]/[.$C10]" office:value-type="float" office:value="2.83870967741935" calcext:value-type="float">
            <text:p>2.83870967741935</text:p>
          </table:table-cell>
          <table:table-cell table:formula="of:=[.H10]/[.$C10]" office:value-type="float" office:value="7.25806451612903" calcext:value-type="float">
            <text:p>7.25806451612903</text:p>
          </table:table-cell>
          <table:table-cell table:formula="of:=[.E10]/[.H10]*100" office:value-type="float" office:value="11.5555555555556" calcext:value-type="float">
            <text:p>11.5555555555556</text:p>
          </table:table-cell>
          <table:table-cell table:formula="of:=[.G10]/[.H10]*100" office:value-type="float" office:value="39.1111111111111" calcext:value-type="float">
            <text:p>39.1111111111111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1.40322580645161" calcext:value-type="float">
            <text:p>1.40322580645161</text:p>
          </table:table-cell>
          <table:table-cell office:value-type="float" office:value="2.83870967741935" calcext:value-type="float">
            <text:p>2.83870967741935</text:p>
          </table:table-cell>
          <table:table-cell office:value-type="float" office:value="7.25806451612903" calcext:value-type="float">
            <text:p>7.2580645161290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06:39:02.6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7T06:39:10.922000000</meta:creation-date>
    <meta:editing-duration>PT4M1S</meta:editing-duration>
    <meta:editing-cycles>2</meta:editing-cycles>
    <meta:generator>LibreOffice/7.2.6.2$Windows_X86_64 LibreOffice_project/b0ec3a565991f7569a5a7f5d24fed7f52653d754</meta:generator>
    <dc:date>2023-04-17T06:43:01.763000000</dc:date>
    <meta:document-statistic meta:table-count="1" meta:cell-count="189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27cm" svg:y="3.225cm" style:legend-expansion="high" chart:style-name="ch2"/>
        <chart:plot-area chart:style-name="ch3" table:cell-range-address="Sheet1.R2:Sheet1.W6 Sheet1.S1:Sheet1.W1" chart:data-source-has-labels="row" svg:x="0.32cm" svg:y="0.18cm" svg:width="12.287cm" svg:height="8.64cm">
          <chart:coordinate-region svg:x="0.765cm" svg:y="0.375cm" svg:width="11.549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S2:Sheet1.S6" chart:label-cell-address="Sheet1.S1:Sheet1.S1" chart:class="chart:scatter">
            <chart:domain table:cell-range-address="Sheet1.R2:Sheet1.R6"/>
            <chart:data-point chart:repeated="5"/>
          </chart:series>
          <chart:series chart:style-name="ch8" chart:values-cell-range-address="Sheet1.T2:Sheet1.T6" chart:label-cell-address="Sheet1.T1:Sheet1.T1" chart:class="chart:scatter">
            <chart:data-point chart:repeated="5"/>
          </chart:series>
          <chart:series chart:style-name="ch9" chart:values-cell-range-address="Sheet1.U2:Sheet1.U6" chart:label-cell-address="Sheet1.U1:Sheet1.U1" chart:class="chart:scatter">
            <chart:data-point chart:repeated="5"/>
          </chart:series>
          <chart:series chart:style-name="ch10" chart:values-cell-range-address="Sheet1.V2:Sheet1.V6" chart:label-cell-address="Sheet1.V1:Sheet1.V1" chart:class="chart:scatter">
            <chart:data-point chart:repeated="5"/>
          </chart:series>
          <chart:series chart:style-name="ch11" chart:values-cell-range-address="Sheet1.W2:Sheet1.W6" chart:label-cell-address="Sheet1.W1:Sheet1.W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600x450</text:p>
                <draw:g>
                  <svg:desc>Sheet1.S1:Sheet1.S1</svg:desc>
                </draw:g>
              </table:table-cell>
              <table:table-cell office:value-type="string">
                <text:p>1000x666</text:p>
                <draw:g>
                  <svg:desc>Sheet1.T1:Sheet1.T1</svg:desc>
                </draw:g>
              </table:table-cell>
              <table:table-cell office:value-type="string">
                <text:p>1280x960</text:p>
                <draw:g>
                  <svg:desc>Sheet1.U1:Sheet1.U1</svg:desc>
                </draw:g>
              </table:table-cell>
              <table:table-cell office:value-type="string">
                <text:p>2000x1333</text:p>
                <draw:g>
                  <svg:desc>Sheet1.V1:Sheet1.V1</svg:desc>
                </draw:g>
              </table:table-cell>
              <table:table-cell office:value-type="string">
                <text:p>3000x1900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1.R2:Sheet1.R6</svg:desc>
                </draw:g>
              </table:table-cell>
              <table:table-cell office:value-type="float" office:value="1">
                <text:p>1</text:p>
                <draw:g>
                  <svg:desc>Sheet1.S2:Sheet1.S6</svg:desc>
                </draw:g>
              </table:table-cell>
              <table:table-cell office:value-type="float" office:value="0.941666666666667">
                <text:p>0.941666666666667</text:p>
                <draw:g>
                  <svg:desc>Sheet1.T2:Sheet1.T6</svg:desc>
                </draw:g>
              </table:table-cell>
              <table:table-cell office:value-type="float" office:value="0.935294117647059">
                <text:p>0.935294117647059</text:p>
                <draw:g>
                  <svg:desc>Sheet1.U2:Sheet1.U6</svg:desc>
                </draw:g>
              </table:table-cell>
              <table:table-cell office:value-type="float" office:value="1">
                <text:p>1</text:p>
                <draw:g>
                  <svg:desc>Sheet1.V2:Sheet1.V6</svg:desc>
                </draw:g>
              </table:table-cell>
              <table:table-cell office:value-type="float" office:value="0.942352941176471">
                <text:p>0.942352941176471</text:p>
                <draw:g>
                  <svg:desc>Sheet1.W2:Sheet1.W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825">
                <text:p>0.825</text:p>
              </table:table-cell>
              <table:table-cell office:value-type="float" office:value="0.861764705882353">
                <text:p>0.861764705882353</text:p>
              </table:table-cell>
              <table:table-cell office:value-type="float" office:value="0.925149700598802">
                <text:p>0.925149700598802</text:p>
              </table:table-cell>
              <table:table-cell office:value-type="float" office:value="0.690588235294118">
                <text:p>0.690588235294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1.40322580645161">
                <text:p>1.40322580645161</text:p>
              </table:table-cell>
              <table:table-cell office:value-type="float" office:value="1.25833333333333">
                <text:p>1.25833333333333</text:p>
              </table:table-cell>
              <table:table-cell office:value-type="float" office:value="1.22647058823529">
                <text:p>1.22647058823529</text:p>
              </table:table-cell>
              <table:table-cell office:value-type="float" office:value="1.36526946107784">
                <text:p>1.3652694610778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83870967741935">
                <text:p>2.83870967741935</text:p>
              </table:table-cell>
              <table:table-cell office:value-type="float" office:value="2">
                <text:p>2</text:p>
              </table:table-cell>
              <table:table-cell office:value-type="float" office:value="2.08823529411765">
                <text:p>2.08823529411765</text:p>
              </table:table-cell>
              <table:table-cell office:value-type="float" office:value="2.38323353293413">
                <text:p>2.38323353293413</text:p>
              </table:table-cell>
              <table:table-cell office:value-type="float" office:value="2.68705882352941">
                <text:p>2.68705882352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7.25806451612903">
                <text:p>7.25806451612903</text:p>
              </table:table-cell>
              <table:table-cell office:value-type="float" office:value="3.2625">
                <text:p>3.2625</text:p>
              </table:table-cell>
              <table:table-cell office:value-type="float" office:value="6.43235294117647">
                <text:p>6.43235294117647</text:p>
              </table:table-cell>
              <table:table-cell office:value-type="float" office:value="7.76347305389222">
                <text:p>7.76347305389222</text:p>
              </table:table-cell>
              <table:table-cell office:value-type="float" office:value="7.93529411764706">
                <text:p>7.935294117647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